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ans Nag Mundari" svg:font-family="'Noto Sans Nag Mundari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Noto Sans"/>
    </style:style>
    <style:style style:name="P2" style:family="paragraph" style:parent-style-name="Heading_20_2">
      <style:text-properties style:font-name="Noto Sans" fo:font-style="normal" style:font-style-asian="normal" style:font-style-complex="normal"/>
    </style:style>
    <style:style style:name="P3" style:family="paragraph" style:parent-style-name="Heading_20_4">
      <style:text-properties style:font-name="Noto Sans"/>
    </style:style>
    <style:style style:name="P4" style:family="paragraph" style:parent-style-name="Text_20_body">
      <style:text-properties style:font-name="Noto Sans Nag Mundari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Noto Sans Nag Mundari" fo:font-size="11pt" fo:font-weight="normal" officeooo:rsid="00181ef7" officeooo:paragraph-rsid="0018dc2f" style:font-size-asian="11pt" style:font-weight-asian="normal" style:font-size-complex="11pt" style:font-weight-complex="normal"/>
    </style:style>
    <style:style style:name="P6" style:family="paragraph" style:parent-style-name="Text_20_body">
      <style:text-properties officeooo:rsid="00181ef7" officeooo:paragraph-rsid="00181ef7"/>
    </style:style>
    <style:style style:name="P7" style:family="paragraph" style:parent-style-name="Text_20_body">
      <style:text-properties officeooo:paragraph-rsid="00181ef7"/>
    </style:style>
    <style:style style:name="T1" style:family="text">
      <style:text-properties officeooo:rsid="00168e80"/>
    </style:style>
    <style:style style:name="T2" style:family="text">
      <style:text-properties style:font-name="Noto Sans"/>
    </style:style>
    <style:style style:name="T3" style:family="text">
      <style:text-properties style:font-name="Noto Sans" officeooo:rsid="0018dc2f"/>
    </style:style>
    <style:style style:name="T4" style:family="text">
      <style:text-properties officeooo:rsid="00181ef7"/>
    </style:style>
    <style:style style:name="T5" style:family="text">
      <style:text-properties style:font-name="Noto Sans Nag Mundari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Noto Sans Nag Mundari" fo:font-size="11pt" fo:font-weight="normal" officeooo:rsid="00181ef7" style:font-size-asian="11pt" style:font-weight-asian="normal" style:font-size-complex="11pt" style:font-weight-complex="normal"/>
    </style:style>
    <style:style style:name="T7" style:family="text">
      <style:text-properties officeooo:rsid="0018dc2f"/>
    </style:style>
    <style:style style:name="T8" style:family="text">
      <style:text-properties officeooo:rsid="0019a501"/>
    </style:style>
    <style:style style:name="T9" style:family="text">
      <style:text-properties officeooo:rsid="001b69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int de vue pédagogique</text:h>
      <text:h text:style-name="P2" text:outline-level="2">Quelle utilisation pour le jeu ?</text:h>
      <text:p text:style-name="P4">Le contexte d’utilisation imaginé à l’origine pour ce jeu serait une utilisation du début à la fin de la période d’enseignement afin de permettre à chaque élève d’avancer à son rythme et à son rythme uniquement.</text:p>
      <text:p text:style-name="P5">Voyons dans un premier temps quels pourraient être les freins qui s’opposent à cette vision à l’aide de questions qui pourraient venir naturellement à l’esprit de tout un chacun </text:p>
      <text:p text:style-name="P5"><text:span text:style-name="T7">Puis, réfléchissons</text:span> à de potentielles solutions qui impliquent principalement des adaptations sur l’utilisation qui pourrait être faite du jeu au centre de ce travail.</text:p>
      <text:h text:style-name="Heading_20_3" text:outline-level="3"><text:span text:style-name="T2">Freins à une utilisation </text:span><text:span text:style-name="T3">(</text:span><text:span text:style-name="T2">en tant que ressource principale</text:span><text:span text:style-name="T3">)</text:span></text:h>
      <text:h text:style-name="P3" text:outline-level="4">Rôle de l’enseignant</text:h>
      <text:p text:style-name="P6">Actuellement, l’enseignant est responsable de la transmission des connaissances vers les élèves et représente la ressource principale nécessaire dans les établissements scolaires. Mais que deviendrait-il si on le remplaçait par un logiciel informatique tel que le jeu présenté dans ce projet ?</text:p>
      <text:p text:style-name="P6">La première réflexion logique qui vient à l’esprit après la proposition d’un tel changement est celle qui concerne la mission de l’enseignant : à quel point la responsabilité de transmission de connaissances lui serait-elle enlevée ? <text:span text:style-name="T7">Comment serait-elle adaptée </text:span>afin d’être transmise au logiciel et à la machine ?</text:p>
      <text:p text:style-name="P6">Que se passerait-il si cette responsabilité était entièrement transmise ? L’enseignant perdrait-il intégralement sont rôle ? Sa position deviendrait-elle superflue ? </text:p>
      <text:p text:style-name="P6">Dans ce <text:span text:style-name="T7">dernier </text:span>cas, la seule possibilité d’adaptation serait de transformer le rôle actuel d’enseignant pour qu’il devienne un rôle de gardien : surveiller les enfants et veiller à ce que tout se passe bien au sein de la classe.</text:p>
      <text:p text:style-name="P6">Aussi, une transmission entière de la responsabilité enseignante engendrerait des questions dont les potentielles réponses pourraient avoir des conséquences à encore plus grande ampleur. <text:line-break/><text:span text:style-name="T8">Par exemple, </text:span>si l’enseignant n’est plus nécessaire en tant que tel, qu’en est-il des classes ? Serai<text:span text:style-name="T8">en</text:span>t-elles encore nécessaires ? Se transformeraient-elles en simples salles informatiques sous surveillance d’un adulte ? </text:p>
      <text:p text:style-name="P6">L’enseignement pourrait-il être réalisé à domicile, directement chez chacun des élèves ? Dans ce cas, qu’en serait-il de la sociabilisation de l’élève ? Resterait-il cloîtré chez lui jusqu’à ce qu’il finisse de valider le dernier sujet enseigné par l’ordinateur ?</text:p>
      <text:p text:style-name="P6"><text:soft-page-break/>Et au niveau du matériel ? Que l’enseignement reste en classe ou passe à domicile, quels seraient les besoins au niveau du matériel ? Un ordinateur par personne ? Ce qui signifie plusieurs centaines d’euros à multiplier par le nombre d’élèves à qui les fournir ?</text:p>
      <text:p text:style-name="P6">Aussi, qui déciderait du programme scolaire ? Resterait-il une question d’ordre publique, ou existerait-il autant de versions du programme qu’il existerait d’entreprises souhaitant obtenir une part du marché de l’enseignement ?</text:p>
      <text:p text:style-name="P7"><text:span text:style-name="T4">Dans tous les cas, il paraît clair que si le jeu vidéo (ou tout autre logiciel informatique) devenait la ressource principale d’enseignement, le rôle de l’enseignant et à plus grand angle le rôle de l’enseignement dans son entièreté poserait de nombreux problèmes, aussi bien organisationnels que politiques et moraux.</text:span></text:p>
      <text:h text:style-name="Heading_20_4" text:outline-level="4"><text:span text:style-name="T1">M</text:span>otivation générale et ambiance de classe</text:h>
      <text:p text:style-name="Text_20_body">« <text:span text:style-name="T4">Chouette ! Un jeu vidéo ! »</text:span></text:p>
      <text:p text:style-name="P6">Beaucoup d’élèves auraient une réaction similaire à celle-ci lorsqu’on leur annoncera qu’un jeu vidéo prendra en charge leur enseignement.</text:p>
      <text:p text:style-name="P6">Mais qu’en sera-t-il à long terme ?</text:p>
      <text:p text:style-name="P6">Déjà à court terme, la réponse n’est pas évidente. Beaucoup d’élèves seront attirés par l’utilisation d’un jeu vidéo, mais déjà là il existe une première séparation quand à la motivation car de nombreux élèves ne sont pas particulièrement attirés par les jeux vidéos ou tout autre activité principalement réalisée sur un écran.</text:p>
      <text:p text:style-name="P6">Ensuite, dans la portion des élèves attirés, il faut être capable de les accrocher. Le style du jeu leur plaira-t-il ? Voudront-ils y jouer quelques minutes, quelques heures, quelques jours ? Rien n’est moins sûr.</text:p>
      <text:p text:style-name="P6">Quel sera le taux de rétention de l’attention des élèves ?</text:p>
      <text:p text:style-name="P6">Aussi, pour ceux qui auront fait la différence entre le jeu vidéo et le travail de réflexion et d’apprentissage qui y est quelque peu camouflé, auront-ils une assiduité exemplaire, ou préfèreront-ils procrastiner afin de faire d’autres activités qui les intéresser<text:span text:style-name="T9">ont</text:span> plus sur le moment ?</text:p>
      <text:p text:style-name="P7"><text:span text:style-name="T4">Et en dehors de la classe, que se passera-t-il ? Comment tempérer les comparaisons que feront les différents élèves entre eux ? Certes, pour certains élèves cela peut engendrer une rivalité bénéfique, qui les motivera à aller plus vite dans le programme et/ou à faire de meilleurs résultats.<text:line-break/>Mais pour les autres ? Cela pourrait engendrer une baisse de l’estime de soi, l’établissement d’une sorte de hiérarchie entre les « meilleurs élèves » représentés par ceux qui seraient le plus loin dans la matière ou ceux qui ont les meilleurs résultats et les « moins bons élèves » représentés par ceux ayant le plus de difficultés.</text:span></text:p>
      <text:p text:style-name="P7"><text:span text:style-name="T6">Enfin, au niveau de l’ambiance au sein de la classe, à quoi ressemblera-t-elle ?<text:line-break/>La classe sera-t-elle toujours aussi vivante qu’actuellement ? Ou alors assisterons-nous à des </text:span><text:soft-page-break/><text:span text:style-name="T6">classes muettes dans lesquelles les élèves sont rivés face à leur écran, casque sur les oreilles, chacun indépendant des autres et sans aucune interaction ?</text:span></text:p>
      <text:p text:style-name="P6"><text:span text:style-name="T6">É</text:span><text:span text:style-name="T5">videmment, tout cela représente des questions valables dans le cas d’un enseignement en classe. Comment évoluera la motivation des élèves si l’enseignement devenait un enseignement à domicile ?</text:span></text:p>
      <text:h text:style-name="Heading_20_4" text:outline-level="4">Rythme d’apprentissage</text:h>
      <text:p text:style-name="P6">Actuellement, de nombreux enseignants se plaignent de la quantité de matière de plus en plus importante à enseigner dans un temps disponible de plus en plus restreint.</text:p>
      <text:p text:style-name="P6">Mais que deviendra ce temps disponible si l’enseignement devait se faire au rythme de chacun des élèves ? Comment savoir si ce rythme est suffisant, sans pour autant forcer l’élève à avancer plus vite que ce dont ses capacités lui permettent, le tout dans le but d’arriver dans les temps à la fin du programme ?</text:p>
      <text:p text:style-name="P7"><text:span text:style-name="T4">Et pour les élèves les plus rapides, ceux qui iraient plus vite que ce que prévoit le programme ? Doit-on envisager d’aller plus loin que prévu, ou leur faire répéter les exercices des matières vues dans l’année encore et encore jusqu’à l’échéance ?</text:span></text:p>
      <text:p text:style-name="P6">Que deviendra leur motivation dans un cas comme dans l’autre ? Resteront-ils motivés du début à la fin ? Auront-ils plus ou moins la force de résister à un décrochage ? Que feront-ils pour s’occuper lorsqu’ils n’étudieront pas ? Doit-on s’attendre à ce que les élèves en avance ou en décrochage se mettent à déranger l’ambiance de la classe ?</text:p>
      <text:p text:style-name="P6">Et si l’enseignement se donne à domicile, qui surveillera ces élèves ? Auront-ils la possibilité de tuer le temps autrement qu’en travaillant ?</text:p>
      <text:h text:style-name="Heading_20_4" text:outline-level="4">Évaluation<text:span text:style-name="T4">s</text:span></text:h>
      <text:p text:style-name="P6">Dans le système scolaire actuel, les évaluations se font de manière plus ou moins régulière, soit grâce à des interrogations réparties dans l’année, soit grâce à un contrôle continu. Ces méthodes d’évaluations ont pour objectif de mettre des valeurs chiffrées <text:span text:style-name="T9">(</text:span>à un moment donné ou sur une période donnée<text:span text:style-name="T9">)</text:span> sur les capacités d’un élève à <text:span text:style-name="T9">fournir</text:span> les bonnes réponses à des questions sur un sujet précis. Pour évaluer <text:span text:style-name="T9">ces aptitudes</text:span>, il est aussi important d’évaluer les méthodes utilisées et leur bonne utilisation.</text:p>
      <text:p text:style-name="P6">Mais à quoi ressemblerai<text:span text:style-name="T9">en</text:span>t l<text:span text:style-name="T9">es </text:span>évaluation<text:span text:style-name="T9">s</text:span> au sein d’un jeu vidéo ? <text:span text:style-name="T9">S</text:span>erai<text:span text:style-name="T9">en</text:span>t-elle<text:span text:style-name="T9">s</text:span> effectuée<text:span text:style-name="T9">s</text:span> à un moment séparé de l’apprentissage, comme c’est le cas actuellement, ou <text:span text:style-name="T9">le </text:span>serai<text:span text:style-name="T9">en</text:span>t-elle<text:span text:style-name="T9">s</text:span> pendant ? Quels <text:span text:style-name="T9">en seraient les critères</text:span> ?</text:p>
      <text:p text:style-name="P6">Les évaluations seront-elles personnalisées pour chaque élève selon leur évolution ou resteraient-elles des points-clés sur lesquels on ne reviendrait pas lorsqu’ils sont passés ?</text:p>
      <text:p text:style-name="P6">Quels seront les critères précis de cette évaluation ? Sont-ils juste par rapport aux objectifs d’enseignement ?</text:p>
      <text:p text:style-name="P6"><text:soft-page-break/>Comment évaluer un élève plus lent sur une matière qu’il n’aurait pas eu le temps (ou la motivation) de voir ? Comment évaluer les élèves les plus rapides, qui répéteraient les mêmes exercices en boucle ?</text:p>
      <text:p text:style-name="P6">Est-il possible de détecter un potentiel décrochage, qu’il soit intellectuel ou motivationnel, et faire en sorte d’y trouver des solutions ?</text:p>
      <text:p text:style-name="P7"><text:span text:style-name="T4">Comment éviter le travail partagé et la triche ? Et comment évaluer les compétences de groupe ?</text:span></text:p>
      <text:p text:style-name="P6">Encore une fois, beaucoup de questions sont à poser, et peu de réponses peuvent déjà être données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ans Nag Mundari" svg:font-family="'Noto Sans Nag Mundar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Noto Sans Nag Mundari" fo:font-family="'Noto Sans Nag Mundari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" fo:font-family="'Noto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09:19:30.814000000</meta:creation-date>
    <dc:date>2023-06-06T11:29:01.446000000</dc:date>
    <meta:editing-duration>PT2H5M50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42" meta:word-count="1315" meta:character-count="8266" meta:non-whitespace-character-count="6989"/>
  </office:meta>
</office:document-meta>
</file>